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F0" style:family="paragraph">
      <style:paragraph-properties fo:break-before="page" fo:text-align="center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" style:parent-style-name="Обычный" style:family="paragraph">
      <style:paragraph-properties fo:text-align="end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" style:parent-style-name="Обычный" style:family="paragraph">
      <style:paragraph-properties fo:text-align="center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7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8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9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0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1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4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5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1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3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4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46">Минобрнауки РФ<text:s/></text:span><text:line-break/><text:span text:style-name="T47">Федеральное государственное бюджетное общеобразовательное учреждение высшего образования<text:s/></text:span><text:line-break/><text:span text:style-name="T48">“Тульский государственный университет”</text:span><text:line-break/><text:line-break/><text:span text:style-name="T49">Институт прикладной математики и компьютерных наук</text:span><text:line-break/><text:span text:style-name="T50">Кафедра информационной безопасности</text:span><text:line-break/><text:line-break/><text:line-break/><text:line-break/><text:line-break/><text:span text:style-name="T51">ИНФОРМАТИКА</text:span><text:line-break/><text:span text:style-name="T52">Отчет по выполнению лабораторных работ №2, 3</text:span><text:line-break/><text:span text:style-name="T53">Вариант №1</text:span><text:line-break/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<text:line-break/><text:span text:style-name="T63">Выполнил:</text:span><text:line-break/><text:span text:style-name="T64">студент гр. 230711</text:span><text:line-break/><text:span text:style-name="T65">Павлова В.С.</text:span><text:line-break/><text:line-break/><text:span text:style-name="T66">Проверил:</text:span><text:line-break/><text:span text:style-name="T67">преподаватель</text:span><text:line-break/><text:span text:style-name="T68">Рудомазина Ю.Д.</text:span><text:line-break/></text:p>
      <text:p text:style-name="P69"/>
      <text:p text:style-name="P70"/>
      <text:p text:style-name="P71"/>
      <text:p text:style-name="P72"/>
      <text:p text:style-name="P73"><text:span text:style-name="T74">Тула 2021г.</text:span><text:line-break/></text:p>
      <text:p text:style-name="P75"/>
      <text:p text:style-name="P76"/>
      <text:p text:style-name="Обычный"><text:span text:style-name="T77">Оглавление</text:span><text:line-break/><text:span text:style-name="T78">1. Лабораторная работа №2 “Работа с Word”</text:span><text:line-break/><text:span text:style-name="T79">1.1. Пример работы с текстом</text:span><text:line-break/><text:span text:style-name="T80">1.2. Пример работы со списком</text:span><text:line-break/><text:span text:style-name="T81">1.3. Пример работы с колонками</text:span><text:line-break/><text:span text:style-name="T82">1.4. Пример работы со структурной схемой</text:span><text:line-break/><text:span text:style-name="T83">1.5. Пример работы с формулами</text:span><text:line-break/><text:span text:style-name="T84">2. Лабораторная работа №3 “Работа с Exel”</text:span><text:line-break/><text:span text:style-name="T85">2.1. Пример работы с диаграммами</text:span><text:line-break/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ВерхнийколонтитулЗнак" style:display-name="Верхний колонтитул Знак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Верхнийколонтитул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Верхнийколонтитул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Верхнийколонтитул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Верхнийколонтитул" style:family="paragraph">
      <style:paragraph-properties fo:text-align="end" fo:margin-right="-0.0798in"/>
    </style:style>
    <style:style style:name="TableColumn25" style:family="table-column">
      <style:table-column-properties style:column-width="2.0868in" style:use-optimal-column-width="false"/>
    </style:style>
    <style:style style:name="TableColumn26" style:family="table-column">
      <style:table-column-properties style:column-width="2.0868in" style:use-optimal-column-width="false"/>
    </style:style>
    <style:style style:name="TableColumn27" style:family="table-column">
      <style:table-column-properties style:column-width="2.0868in" style:use-optimal-column-width="false"/>
    </style:style>
    <style:style style:name="Table24" style:family="table">
      <style:table-properties style:width="6.2604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Верхнийколонтитул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Верхнийколонтитул" style:family="paragraph">
      <style:paragraph-properties fo:text-align="end" fo:margin-right="-0.0798in"/>
    </style:style>
    <style:style style:name="TableColumn36" style:family="table-column">
      <style:table-column-properties style:column-width="2.0868in" style:use-optimal-column-width="false"/>
    </style:style>
    <style:style style:name="TableColumn37" style:family="table-column">
      <style:table-column-properties style:column-width="2.0868in" style:use-optimal-column-width="false"/>
    </style:style>
    <style:style style:name="TableColumn38" style:family="table-column">
      <style:table-column-properties style:column-width="2.0868in" style:use-optimal-column-width="false"/>
    </style:style>
    <style:style style:name="Table35" style:family="table">
      <style:table-properties style:width="6.2604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Верхнийколонтитул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Верхнийколонтитул" style:family="paragraph">
      <style:paragraph-properties fo:text-align="end" fo:margin-right="-0.0798in"/>
    </style:style>
  </office:automatic-styles>
  <office:master-styles>
    <style:master-page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Верхнийколонтитул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><text:s/><text:page-number text:fixed="false"/></text:p>
            </table:table-cell>
            <table:table-cell table:style-name="TableCell22">
              <text:p text:style-name="P23"/>
            </table:table-cell>
          </table:table-row>
        </table:table>
        <text:p text:style-name="Нижнийколонтитул"/>
      </style:footer>
      <style:header-first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/>
            </table:table-cell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</table:table-row>
        </table:table>
        <text:p text:style-name="Верхнийколонтитул"/>
      </style:header-first>
      <style:footer-first>
        <table:table table:style-name="Table35">
          <table:table-columns>
            <table:table-column table:style-name="TableColumn36"/>
            <table:table-column table:style-name="TableColumn37"/>
            <table:table-column table:style-name="TableColumn38"/>
          </table:table-columns>
          <table:table-row table:style-name="TableRow39">
            <table:table-cell table:style-name="TableCell40">
              <text:p text:style-name="P41"/>
            </table:table-cell>
            <table:table-cell table:style-name="TableCell42">
              <text:p text:style-name="P43"/>
            </table:table-cell>
            <table:table-cell table:style-name="TableCell44">
              <text:p text:style-name="P45"/>
            </table:table-cell>
          </table:table-row>
        </table:table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Виктория Павлова</meta:initial-creator>
    <dc:creator>Виктория Павлова</dc:creator>
    <meta:creation-date>2021-09-21T07:21:00Z</meta:creation-date>
    <dc:date>2021-09-21T07:21:00Z</dc:date>
    <meta:template xlink:href="Normal.dotm" xlink:type="simple"/>
    <meta:editing-cycles>1</meta:editing-cycles>
    <meta:editing-duration>PT0S</meta:editing-duration>
    <meta:document-statistic meta:page-count="1" meta:paragraph-count="1" meta:word-count="110" meta:character-count="737" meta:row-count="5" meta:non-whitespace-character-count="628"/>
  </office:meta>
</office:document-meta>
</file>